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53" style:master-page-name="MasterPage2" style:family="paragraph" style:name="P99">
      <style:text-properties/>
      <style:paragraph-properties fo:text-align="left"/>
    </style:style>
    <style:style style:family="text" style:name="T65">
      <style:text-properties fo:font-family="Cantarell" style:font-family-asian="Cantarell" style:font-family-complex="Cantarell" fo:font-size="14pt"/>
    </style:style>
    <style:style style:family="text" style:name="T66">
      <style:text-properties fo:font-family="Cantarell" style:font-family-asian="Cantarell" style:font-family-complex="Cantarell" fo:font-size="14pt"/>
    </style:style>
    <style:style style:family="text" style:name="T67">
      <style:text-properties fo:font-family="Cantarell" style:font-family-asian="Cantarell" style:font-family-complex="Cantarell" fo:font-size="14pt"/>
    </style:style>
    <style:style style:family="text" style:name="T68">
      <style:text-properties fo:font-family="Cantarell" style:font-family-asian="Cantarell" style:font-family-complex="Cantarell" fo:font-size="14pt"/>
    </style:style>
    <style:style style:family="text" style:name="T69">
      <style:text-properties fo:font-family="Cantarell" style:font-family-asian="Cantarell" style:font-family-complex="Cantarell" fo:font-size="14pt"/>
    </style:style>
    <style:style style:family="text" style:name="T70">
      <style:text-properties fo:font-family="Cantarell" style:font-family-asian="Cantarell" style:font-family-complex="Cantarell" fo:font-size="11pt"/>
    </style:style>
    <style:style style:parent-style-name="653" style:family="paragraph" style:name="P101">
      <style:text-properties/>
      <style:paragraph-properties/>
    </style:style>
    <style:style style:family="text" style:name="T71">
      <style:text-properties fo:font-family="Cantarell" style:font-family-asian="Cantarell" style:font-family-complex="Cantarell" fo:font-size="11pt"/>
    </style:style>
    <style:style style:family="text" style:name="T72">
      <style:text-properties fo:font-family="Cantarell" style:font-family-asian="Cantarell" style:font-family-complex="Cantarell" fo:font-size="11pt"/>
    </style:style>
    <style:style style:parent-style-name="627" style:family="paragraph" style:name="P102">
      <style:text-properties/>
      <style:paragraph-properties/>
    </style:style>
    <style:style style:family="text" style:name="T73">
      <style:text-properties fo:font-family="Cantarell" style:font-family-asian="Cantarell" style:font-family-complex="Cantarell" fo:font-size="11pt"/>
    </style:style>
    <style:style style:family="text" style:name="T74">
      <style:text-properties fo:font-family="Cantarell" style:font-family-asian="Cantarell" style:font-family-complex="Cantarell" fo:font-size="11pt"/>
    </style:style>
    <style:style style:parent-style-name="627" style:family="paragraph" style:name="P103">
      <style:text-properties/>
      <style:paragraph-properties/>
    </style:style>
    <style:style style:family="text" style:name="T75">
      <style:text-properties fo:font-family="Cantarell" style:font-family-asian="Cantarell" style:font-family-complex="Cantarell" fo:font-size="11pt"/>
    </style:style>
    <style:style style:family="text" style:name="T76">
      <style:text-properties fo:font-family="Cantarell" style:font-family-asian="Cantarell" style:font-family-complex="Cantarell" fo:font-size="11pt"/>
    </style:style>
    <style:style style:family="text" style:name="T77">
      <style:text-properties fo:font-family="Cantarell" style:font-family-asian="Cantarell" style:font-family-complex="Cantarell" fo:font-size="11pt"/>
    </style:style>
    <style:style style:family="text" style:name="T78">
      <style:text-properties fo:font-family="Cantarell" style:font-family-asian="Cantarell" style:font-family-complex="Cantarell" fo:font-size="11pt"/>
    </style:style>
    <style:style style:family="text" style:name="T79">
      <style:text-properties fo:font-family="Cantarell" style:font-family-asian="Cantarell" style:font-family-complex="Cantarell" fo:font-size="11pt"/>
    </style:style>
    <style:style style:family="text" style:name="T80">
      <style:text-properties fo:font-family="Cantarell" style:font-family-asian="Cantarell" style:font-family-complex="Cantarell" fo:font-size="11pt"/>
    </style:style>
    <style:style style:family="text" style:name="T81">
      <style:text-properties fo:font-family="Cantarell" style:font-family-asian="Cantarell" style:font-family-complex="Cantarell" fo:font-size="11pt"/>
    </style:style>
    <style:style style:family="text" style:name="T82">
      <style:text-properties fo:font-family="Cantarell" style:font-family-asian="Cantarell" style:font-family-complex="Cantarell" fo:font-size="11pt"/>
    </style:style>
    <style:style style:family="text" style:name="T83">
      <style:text-properties fo:font-family="Cantarell" style:font-family-asian="Cantarell" style:font-family-complex="Cantarell" fo:font-size="11pt"/>
    </style:style>
    <style:style style:family="text" style:name="T84">
      <style:text-properties fo:font-family="Cantarell" style:font-family-asian="Cantarell" style:font-family-complex="Cantarell" fo:font-size="11pt"/>
    </style:style>
    <style:style style:family="text" style:name="T85">
      <style:text-properties fo:font-family="Cantarell" style:font-family-asian="Cantarell" style:font-family-complex="Cantarell" fo:font-size="11pt"/>
    </style:style>
    <style:style style:family="text" style:name="T86">
      <style:text-properties fo:font-family="Cantarell" style:font-family-asian="Cantarell" style:font-family-complex="Cantarell" fo:font-size="11pt"/>
    </style:style>
    <style:style style:parent-style-name="631" style:list-style-name="WWNum7" style:family="paragraph" style:name="P104">
      <style:text-properties/>
      <style:paragraph-properties fo:text-align="center"/>
    </style:style>
    <style:style style:family="text" style:name="T87">
      <style:text-properties fo:font-family="Cantarell" style:font-family-asian="Cantarell" style:font-family-complex="Cantarell" fo:font-size="11pt"/>
    </style:style>
    <style:style style:family="text" style:name="T88">
      <style:text-properties fo:font-family="Cantarell" style:font-family-asian="Cantarell" style:font-family-complex="Cantarell" fo:font-size="11pt"/>
    </style:style>
    <style:style style:family="text" style:name="T89">
      <style:text-properties fo:font-family="Cantarell" style:font-family-asian="Cantarell" style:font-family-complex="Cantarell" fo:font-size="11pt"/>
    </style:style>
    <style:style style:family="text" style:name="T90">
      <style:text-properties fo:font-family="Cantarell" style:font-family-asian="Cantarell" style:font-family-complex="Cantarell" fo:font-size="11pt"/>
    </style:style>
    <style:style style:family="text" style:name="T91">
      <style:text-properties fo:font-family="Cantarell" style:font-family-asian="Cantarell" style:font-family-complex="Cantarell" fo:font-size="11pt"/>
    </style:style>
    <style:style style:family="text" style:name="T92">
      <style:text-properties fo:font-family="Cantarell" style:font-family-asian="Cantarell" style:font-family-complex="Cantarell" fo:font-size="11pt"/>
    </style:style>
    <style:style style:parent-style-name="627" style:family="paragraph" style:name="P105">
      <style:paragraph-properties/>
    </style:style>
    <style:style style:parent-style-name="627" style:family="paragraph" style:name="P106">
      <style:text-properties/>
      <style:paragraph-properties/>
    </style:style>
    <style:style style:family="text" style:name="T93">
      <style:text-properties fo:font-family="Cantarell" style:font-family-asian="Cantarell" style:font-family-complex="Cantarell" fo:font-size="10pt" fo:font-weight="bold"/>
    </style:style>
    <style:style style:family="text" style:name="T94">
      <style:text-properties fo:font-family="Cantarell" style:font-family-asian="Cantarell" style:font-family-complex="Cantarell" fo:font-size="10pt"/>
    </style:style>
    <style:style style:family="text" style:name="T95">
      <style:text-properties fo:font-family="Cantarell" style:font-family-asian="Cantarell" style:font-family-complex="Cantarell" fo:font-size="10pt"/>
    </style:style>
    <style:style style:parent-style-name="627" style:family="paragraph" style:name="P107">
      <style:text-properties/>
      <style:paragraph-properties/>
    </style:style>
    <style:style style:family="text" style:name="T96">
      <style:text-properties fo:font-family="Cantarell" style:font-family-asian="Cantarell" style:font-family-complex="Cantarell" fo:font-size="10pt" fo:font-weight="bold"/>
    </style:style>
    <style:style style:family="text" style:name="T97">
      <style:text-properties fo:font-family="Cantarell" style:font-family-asian="Cantarell" style:font-family-complex="Cantarell" fo:font-size="10pt"/>
    </style:style>
    <style:style style:family="text" style:name="T98">
      <style:text-properties fo:font-family="Cantarell" style:font-family-asian="Cantarell" style:font-family-complex="Cantarell" fo:font-size="10pt"/>
    </style:style>
    <style:style style:parent-style-name="631" style:list-style-name="WWNum7" style:family="paragraph" style:name="P108">
      <style:text-properties/>
      <style:paragraph-properties fo:text-align="center"/>
    </style:style>
    <style:style style:family="text" style:name="T99">
      <style:text-properties fo:font-family="Cantarell" style:font-family-asian="Cantarell" style:font-family-complex="Cantarell" fo:font-size="12pt"/>
    </style:style>
    <style:style style:family="text" style:name="T100">
      <style:text-properties fo:font-family="Cantarell" style:font-family-asian="Cantarell" style:font-family-complex="Cantarell" fo:font-size="12pt"/>
    </style:style>
    <style:style style:family="text" style:name="T101">
      <style:text-properties fo:font-family="Cantarell" style:font-family-asian="Cantarell" style:font-family-complex="Cantarell" fo:font-size="12pt"/>
    </style:style>
    <style:style style:family="text" style:name="T102">
      <style:text-properties fo:font-family="Cantarell" style:font-family-asian="Cantarell" style:font-family-complex="Cantarell" fo:font-size="12pt"/>
    </style:style>
    <style:style style:family="text" style:name="T103">
      <style:text-properties fo:font-family="Cantarell" style:font-family-asian="Cantarell" style:font-family-complex="Cantarell" fo:font-size="12pt"/>
    </style:style>
    <style:style style:family="text" style:name="T104">
      <style:text-properties fo:font-family="Cantarell" style:font-family-asian="Cantarell" style:font-family-complex="Cantarell" fo:font-size="12pt"/>
    </style:style>
    <style:style style:parent-style-name="627" style:family="paragraph" style:name="P109">
      <style:text-properties/>
      <style:paragraph-properties/>
    </style:style>
    <style:style style:family="text" style:name="T105">
      <style:text-properties fo:font-family="Cantarell" style:font-family-asian="Cantarell" style:font-family-complex="Cantarell" fo:font-size="10pt" fo:font-weight="bold"/>
    </style:style>
    <style:style style:family="text" style:name="T106">
      <style:text-properties fo:font-family="Cantarell" style:font-family-asian="Cantarell" style:font-family-complex="Cantarell" fo:font-size="10pt"/>
    </style:style>
    <style:style style:family="text" style:name="T107">
      <style:text-properties fo:font-family="Cantarell" style:font-family-asian="Cantarell" style:font-family-complex="Cantarell" fo:font-size="10pt"/>
    </style:style>
    <style:style style:parent-style-name="627" style:family="paragraph" style:name="P110">
      <style:text-properties/>
      <style:paragraph-properties/>
    </style:style>
    <style:style style:family="text" style:name="T108">
      <style:text-properties fo:font-family="Cantarell" style:font-family-asian="Cantarell" style:font-family-complex="Cantarell" fo:font-size="10pt" fo:font-weight="bold"/>
    </style:style>
    <style:style style:family="text" style:name="T109">
      <style:text-properties fo:font-family="Cantarell" style:font-family-asian="Cantarell" style:font-family-complex="Cantarell" fo:font-size="10pt"/>
    </style:style>
    <style:style style:family="text" style:name="T110">
      <style:text-properties fo:font-family="Cantarell" style:font-family-asian="Cantarell" style:font-family-complex="Cantarell" fo:font-size="10pt"/>
    </style:style>
    <style:style style:parent-style-name="627" style:family="paragraph" style:name="P111">
      <style:text-properties/>
      <style:paragraph-properties/>
    </style:style>
    <style:style style:family="text" style:name="T111">
      <style:text-properties fo:font-family="Cantarell" style:font-family-asian="Cantarell" style:font-family-complex="Cantarell" fo:font-size="10pt" fo:font-weight="bold"/>
    </style:style>
    <style:style style:family="text" style:name="T112">
      <style:text-properties fo:font-family="Cantarell" style:font-family-asian="Cantarell" style:font-family-complex="Cantarell" fo:font-size="10pt" fo:font-weight="bold"/>
    </style:style>
    <style:style style:family="text" style:name="T113">
      <style:text-properties fo:font-family="Cantarell" style:font-family-asian="Cantarell" style:font-family-complex="Cantarell" fo:font-size="10pt"/>
    </style:style>
    <style:style style:family="text" style:name="T114">
      <style:text-properties fo:font-family="Cantarell" style:font-family-asian="Cantarell" style:font-family-complex="Cantarell" fo:font-size="10pt"/>
    </style:style>
    <style:style style:parent-style-name="631" style:list-style-name="WWNum7" style:family="paragraph" style:name="P112">
      <style:text-properties/>
      <style:paragraph-properties fo:text-align="center"/>
    </style:style>
    <style:style style:family="text" style:name="T115">
      <style:text-properties fo:font-family="Cantarell" style:font-family-asian="Cantarell" style:font-family-complex="Cantarell" fo:font-size="11pt"/>
    </style:style>
    <style:style style:family="text" style:name="T116">
      <style:text-properties fo:font-family="Cantarell" style:font-family-asian="Cantarell" style:font-family-complex="Cantarell" fo:font-size="11pt"/>
    </style:style>
    <style:style style:family="text" style:name="T117">
      <style:text-properties fo:font-family="Cantarell" style:font-family-asian="Cantarell" style:font-family-complex="Cantarell" fo:font-size="11pt"/>
    </style:style>
    <style:style style:family="text" style:name="T118">
      <style:text-properties fo:font-family="Cantarell" style:font-family-asian="Cantarell" style:font-family-complex="Cantarell" fo:font-size="11pt"/>
    </style:style>
    <style:style style:family="text" style:name="T119">
      <style:text-properties fo:font-family="Cantarell" style:font-family-asian="Cantarell" style:font-family-complex="Cantarell" fo:font-size="11pt"/>
    </style:style>
    <style:style style:family="text" style:name="T120">
      <style:text-properties fo:font-family="Cantarell" style:font-family-asian="Cantarell" style:font-family-complex="Cantarell" fo:font-size="11pt"/>
    </style:style>
    <style:style style:parent-style-name="627" style:family="paragraph" style:name="P113">
      <style:text-properties/>
      <style:paragraph-properties/>
    </style:style>
    <style:style style:family="text" style:name="T121">
      <style:text-properties fo:font-family="Cantarell" style:font-family-asian="Cantarell" style:font-family-complex="Cantarell" fo:font-size="10pt" fo:font-weight="bold"/>
    </style:style>
    <style:style style:family="text" style:name="T122">
      <style:text-properties fo:font-family="Cantarell" style:font-family-asian="Cantarell" style:font-family-complex="Cantarell" fo:font-size="10pt"/>
    </style:style>
    <style:style style:family="text" style:name="T123">
      <style:text-properties fo:font-family="Cantarell" style:font-family-asian="Cantarell" style:font-family-complex="Cantarell" fo:font-size="10pt"/>
    </style:style>
    <style:style style:parent-style-name="627" style:family="paragraph" style:name="P114">
      <style:text-properties/>
      <style:paragraph-properties/>
    </style:style>
    <style:style style:family="text" style:name="T124">
      <style:text-properties fo:font-family="Cantarell" style:font-family-asian="Cantarell" style:font-family-complex="Cantarell" fo:font-size="10pt" fo:font-weight="bold"/>
    </style:style>
    <style:style style:family="text" style:name="T125">
      <style:text-properties fo:font-family="Cantarell" style:font-family-asian="Cantarell" style:font-family-complex="Cantarell" fo:font-size="10pt"/>
    </style:style>
    <style:style style:family="text" style:name="T126">
      <style:text-properties fo:font-family="Cantarell" style:font-family-asian="Cantarell" style:font-family-complex="Cantarell" fo:font-size="10pt"/>
    </style:style>
    <style:style style:parent-style-name="627" style:family="paragraph" style:name="P115">
      <style:text-properties/>
      <style:paragraph-properties/>
    </style:style>
    <style:style style:family="text" style:name="T127">
      <style:text-properties fo:font-family="Cantarell" style:font-family-asian="Cantarell" style:font-family-complex="Cantarell" fo:font-size="10pt" fo:font-weight="bold"/>
    </style:style>
    <style:style style:family="text" style:name="T128">
      <style:text-properties fo:font-family="Cantarell" style:font-family-asian="Cantarell" style:font-family-complex="Cantarell" fo:font-size="10pt"/>
    </style:style>
    <style:style style:family="text" style:name="T129">
      <style:text-properties fo:font-family="Cantarell" style:font-family-asian="Cantarell" style:font-family-complex="Cantarell" fo:font-size="10pt"/>
    </style:style>
    <style:style style:parent-style-name="627" style:family="paragraph" style:name="P116">
      <style:text-properties/>
      <style:paragraph-properties/>
    </style:style>
    <style:style style:family="text" style:name="T130">
      <style:text-properties fo:font-family="Cantarell" style:font-family-asian="Cantarell" style:font-family-complex="Cantarell" fo:font-size="10pt" fo:font-weight="bold"/>
    </style:style>
    <style:style style:family="text" style:name="T131">
      <style:text-properties fo:font-family="Cantarell" style:font-family-asian="Cantarell" style:font-family-complex="Cantarell" fo:font-size="10pt"/>
    </style:style>
    <style:style style:family="text" style:name="T132">
      <style:text-properties fo:font-family="Cantarell" style:font-family-asian="Cantarell" style:font-family-complex="Cantarell" fo:font-size="10pt"/>
    </style:style>
    <style:style style:parent-style-name="627" style:family="paragraph" style:name="P117">
      <style:text-properties/>
      <style:paragraph-properties/>
    </style:style>
    <style:style style:family="text" style:name="T133">
      <style:text-properties fo:font-family="Cantarell" style:font-family-asian="Cantarell" style:font-family-complex="Cantarell" fo:font-size="10pt" fo:font-weight="bold"/>
    </style:style>
    <style:style style:family="text" style:name="T134">
      <style:text-properties fo:font-family="Cantarell" style:font-family-asian="Cantarell" style:font-family-complex="Cantarell" fo:font-size="10pt"/>
    </style:style>
    <style:style style:family="text" style:name="T135">
      <style:text-properties fo:font-family="Cantarell" style:font-family-asian="Cantarell" style:font-family-complex="Cantarell" fo:font-size="10pt"/>
    </style:style>
    <style:style style:parent-style-name="627" style:family="paragraph" style:name="P118">
      <style:text-properties/>
      <style:paragraph-properties/>
    </style:style>
    <style:style style:family="text" style:name="T136">
      <style:text-properties fo:font-family="Cantarell" style:font-family-asian="Cantarell" style:font-family-complex="Cantarell" fo:font-size="10pt" fo:font-weight="bold"/>
    </style:style>
    <style:style style:family="text" style:name="T137">
      <style:text-properties fo:font-family="Cantarell" style:font-family-asian="Cantarell" style:font-family-complex="Cantarell" fo:font-size="10pt"/>
    </style:style>
    <style:style style:family="text" style:name="T138">
      <style:text-properties fo:font-family="Cantarell" style:font-family-asian="Cantarell" style:font-family-complex="Cantarell" fo:font-size="10pt"/>
    </style:style>
    <style:style style:parent-style-name="627" style:family="paragraph" style:name="P119">
      <style:text-properties/>
      <style:paragraph-properties/>
    </style:style>
    <style:style style:family="text" style:name="T139">
      <style:text-properties fo:font-family="Cantarell" style:font-family-asian="Cantarell" style:font-family-complex="Cantarell" fo:font-size="10pt" fo:font-weight="bold"/>
    </style:style>
    <style:style style:family="text" style:name="T140">
      <style:text-properties fo:font-family="Cantarell" style:font-family-asian="Cantarell" style:font-family-complex="Cantarell" fo:font-size="10pt"/>
    </style:style>
    <style:style style:family="text" style:name="T141">
      <style:text-properties fo:font-family="Cantarell" style:font-family-asian="Cantarell" style:font-family-complex="Cantarell" fo:font-size="10pt"/>
    </style:style>
    <style:style style:parent-style-name="627" style:family="paragraph" style:name="P120">
      <style:text-properties/>
      <style:paragraph-properties/>
    </style:style>
    <style:style style:family="text" style:name="T142">
      <style:text-properties fo:font-family="Cantarell" style:font-family-asian="Cantarell" style:font-family-complex="Cantarell" fo:font-size="10pt" fo:font-weight="bold"/>
    </style:style>
    <style:style style:family="text" style:name="T143">
      <style:text-properties fo:font-family="Cantarell" style:font-family-asian="Cantarell" style:font-family-complex="Cantarell" fo:font-size="10pt"/>
    </style:style>
    <style:style style:family="text" style:name="T144">
      <style:text-properties fo:font-family="Cantarell" style:font-family-asian="Cantarell" style:font-family-complex="Cantarell" fo:font-size="10pt"/>
    </style:style>
    <style:style style:parent-style-name="627" style:family="paragraph" style:name="P121">
      <style:text-properties/>
      <style:paragraph-properties/>
    </style:style>
    <style:style style:family="text" style:name="T145">
      <style:text-properties fo:font-family="Cantarell" style:font-family-asian="Cantarell" style:font-family-complex="Cantarell" fo:font-size="10pt" fo:font-weight="bold"/>
    </style:style>
    <style:style style:family="text" style:name="T146">
      <style:text-properties fo:font-family="Cantarell" style:font-family-asian="Cantarell" style:font-family-complex="Cantarell" fo:font-size="10pt"/>
    </style:style>
    <style:style style:family="text" style:name="T147">
      <style:text-properties fo:font-family="Cantarell" style:font-family-asian="Cantarell" style:font-family-complex="Cantarell" fo:font-size="10pt"/>
    </style:style>
    <style:style style:parent-style-name="627" style:family="paragraph" style:name="P122">
      <style:text-properties/>
      <style:paragraph-properties/>
    </style:style>
    <style:style style:family="text" style:name="T148">
      <style:text-properties fo:font-family="Cantarell" style:font-family-asian="Cantarell" style:font-family-complex="Cantarell" fo:font-size="10pt" fo:font-weight="bold"/>
    </style:style>
    <style:style style:family="text" style:name="T149">
      <style:text-properties fo:font-family="Cantarell" style:font-family-asian="Cantarell" style:font-family-complex="Cantarell" fo:font-size="10pt"/>
    </style:style>
    <style:style style:family="text" style:name="T150">
      <style:text-properties fo:font-family="Cantarell" style:font-family-asian="Cantarell" style:font-family-complex="Cantarell" fo:font-size="10pt"/>
    </style:style>
    <style:style style:parent-style-name="631" style:list-style-name="WWNum7" style:family="paragraph" style:name="P123">
      <style:text-properties/>
      <style:paragraph-properties fo:text-align="center"/>
    </style:style>
    <style:style style:family="text" style:name="T151">
      <style:text-properties fo:font-family="Cantarell" style:font-family-asian="Cantarell" style:font-family-complex="Cantarell" fo:font-size="11pt"/>
    </style:style>
    <style:style style:family="text" style:name="T152">
      <style:text-properties fo:font-family="Cantarell" style:font-family-asian="Cantarell" style:font-family-complex="Cantarell" fo:font-size="11pt"/>
    </style:style>
    <style:style style:family="text" style:name="T153">
      <style:text-properties fo:font-family="Cantarell" style:font-family-asian="Cantarell" style:font-family-complex="Cantarell" fo:font-size="11pt"/>
    </style:style>
    <style:style style:family="text" style:name="T154">
      <style:text-properties fo:font-family="Cantarell" style:font-family-asian="Cantarell" style:font-family-complex="Cantarell" fo:font-size="11pt"/>
    </style:style>
    <style:style style:family="text" style:name="T155">
      <style:text-properties fo:font-family="Cantarell" style:font-family-asian="Cantarell" style:font-family-complex="Cantarell" fo:font-size="11pt"/>
    </style:style>
    <style:style style:family="text" style:name="T156">
      <style:text-properties fo:font-family="Cantarell" style:font-family-asian="Cantarell" style:font-family-complex="Cantarell" fo:font-size="11pt"/>
    </style:style>
    <style:style style:parent-style-name="627" style:family="paragraph" style:name="P124">
      <style:text-properties/>
      <style:paragraph-properties/>
    </style:style>
    <style:style style:family="text" style:name="T157">
      <style:text-properties fo:font-family="Cantarell" style:font-family-asian="Cantarell" style:font-family-complex="Cantarell" fo:font-size="11pt" fo:font-weight="bold"/>
    </style:style>
    <style:style style:family="text" style:name="T158">
      <style:text-properties fo:font-family="Cantarell" style:font-family-asian="Cantarell" style:font-family-complex="Cantarell" fo:font-size="11pt"/>
    </style:style>
    <style:style style:family="text" style:name="T159">
      <style:text-properties fo:font-family="Cantarell" style:font-family-asian="Cantarell" style:font-family-complex="Cantarell" fo:font-size="11pt"/>
    </style:style>
    <style:style style:parent-style-name="627" style:family="paragraph" style:name="P125">
      <style:text-properties/>
      <style:paragraph-properties/>
    </style:style>
    <style:style style:family="text" style:name="T160">
      <style:text-properties fo:font-family="Cantarell" style:font-family-asian="Cantarell" style:font-family-complex="Cantarell" fo:font-size="11pt" fo:font-weight="bold"/>
    </style:style>
    <style:style style:family="text" style:name="T161">
      <style:text-properties fo:font-family="Cantarell" style:font-family-asian="Cantarell" style:font-family-complex="Cantarell" fo:font-size="11pt"/>
    </style:style>
    <style:style style:family="text" style:name="T162">
      <style:text-properties fo:font-family="Cantarell" style:font-family-asian="Cantarell" style:font-family-complex="Cantarell" fo:font-size="11pt"/>
    </style:style>
    <style:style style:parent-style-name="627" style:family="paragraph" style:name="P126">
      <style:text-properties/>
      <style:paragraph-properties/>
    </style:style>
    <style:style style:family="text" style:name="T163">
      <style:text-properties fo:font-family="Cantarell" style:font-family-asian="Cantarell" style:font-family-complex="Cantarell" fo:font-size="11pt" fo:font-weight="bold"/>
    </style:style>
    <style:style style:family="text" style:name="T164">
      <style:text-properties fo:font-family="Cantarell" style:font-family-asian="Cantarell" style:font-family-complex="Cantarell" fo:font-size="11pt"/>
    </style:style>
    <style:style style:family="text" style:name="T165">
      <style:text-properties fo:font-family="Cantarell" style:font-family-asian="Cantarell" style:font-family-complex="Cantarell" fo:font-size="11pt"/>
    </style:style>
    <style:style style:family="text" style:name="T166">
      <style:text-properties fo:font-family="Cantarell" style:font-family-asian="Cantarell" style:font-family-complex="Cantarell" fo:font-size="11pt"/>
    </style:style>
    <style:style style:family="text" style:name="T167">
      <style:text-properties fo:font-family="Cantarell" style:font-family-asian="Cantarell" style:font-family-complex="Cantarell" fo:font-size="11pt"/>
    </style:style>
    <style:style style:parent-style-name="627" style:family="paragraph" style:name="P127">
      <style:text-properties/>
      <style:paragraph-properties/>
    </style:style>
    <style:style style:family="text" style:name="T168">
      <style:text-properties fo:font-family="Cantarell" style:font-family-asian="Cantarell" style:font-family-complex="Cantarell" fo:font-size="11pt" fo:font-weight="bold"/>
    </style:style>
    <style:style style:family="text" style:name="T169">
      <style:text-properties fo:font-family="Cantarell" style:font-family-asian="Cantarell" style:font-family-complex="Cantarell" fo:font-size="11pt"/>
    </style:style>
    <style:style style:family="text" style:name="T170">
      <style:text-properties fo:font-family="Cantarell" style:font-family-asian="Cantarell" style:font-family-complex="Cantarell" fo:font-size="11pt"/>
    </style:style>
    <style:style style:parent-style-name="627" style:family="paragraph" style:name="P128">
      <style:text-properties/>
      <style:paragraph-properties/>
    </style:style>
    <style:style style:family="text" style:name="T171">
      <style:text-properties fo:font-family="Cantarell" style:font-family-asian="Cantarell" style:font-family-complex="Cantarell" fo:font-size="11pt" fo:font-weight="bold"/>
    </style:style>
    <style:style style:family="text" style:name="T172">
      <style:text-properties fo:font-family="Cantarell" style:font-family-asian="Cantarell" style:font-family-complex="Cantarell" fo:font-size="11pt"/>
    </style:style>
    <style:style style:family="text" style:name="T173">
      <style:text-properties fo:font-family="Cantarell" style:font-family-asian="Cantarell" style:font-family-complex="Cantarell" fo:font-size="11pt"/>
    </style:style>
    <style:style style:parent-style-name="627" style:family="paragraph" style:name="P129">
      <style:text-properties/>
      <style:paragraph-properties/>
    </style:style>
    <style:style style:family="text" style:name="T174">
      <style:text-properties fo:font-family="Cantarell" style:font-family-asian="Cantarell" style:font-family-complex="Cantarell" fo:font-size="11pt" fo:font-weight="bold"/>
    </style:style>
    <style:style style:family="text" style:name="T175">
      <style:text-properties fo:font-family="Cantarell" style:font-family-asian="Cantarell" style:font-family-complex="Cantarell" fo:font-size="11pt" fo:font-weight="bold"/>
    </style:style>
    <style:style style:family="text" style:name="T176">
      <style:text-properties fo:font-family="Cantarell" style:font-family-asian="Cantarell" style:font-family-complex="Cantarell" fo:font-size="11pt"/>
    </style:style>
    <style:style style:family="text" style:name="T177">
      <style:text-properties fo:font-family="Cantarell" style:font-family-asian="Cantarell" style:font-family-complex="Cantarell" fo:font-size="11pt"/>
    </style:style>
    <style:style style:parent-style-name="627" style:family="paragraph" style:name="P130">
      <style:text-properties/>
      <style:paragraph-properties/>
    </style:style>
    <style:style style:family="text" style:name="T178">
      <style:text-properties fo:font-family="Cantarell" style:font-family-asian="Cantarell" style:font-family-complex="Cantarell" fo:font-size="11pt" fo:font-weight="bold"/>
    </style:style>
    <style:style style:family="text" style:name="T179">
      <style:text-properties fo:font-family="Cantarell" style:font-family-asian="Cantarell" style:font-family-complex="Cantarell" fo:font-size="11pt"/>
    </style:style>
    <style:style style:family="text" style:name="T180">
      <style:text-properties fo:font-family="Cantarell" style:font-family-asian="Cantarell" style:font-family-complex="Cantarell" fo:font-size="11pt"/>
    </style:style>
    <style:style style:parent-style-name="627" style:family="paragraph" style:name="P131">
      <style:text-properties/>
      <style:paragraph-properties/>
    </style:style>
    <style:style style:family="text" style:name="T181">
      <style:text-properties fo:font-family="Cantarell" style:font-family-asian="Cantarell" style:font-family-complex="Cantarell" fo:font-size="11pt" fo:font-weight="bold"/>
    </style:style>
    <style:style style:family="text" style:name="T182">
      <style:text-properties fo:font-family="Cantarell" style:font-family-asian="Cantarell" style:font-family-complex="Cantarell" fo:font-size="11pt"/>
    </style:style>
    <style:style style:family="text" style:name="T183">
      <style:text-properties fo:font-family="Cantarell" style:font-family-asian="Cantarell" style:font-family-complex="Cantarell" fo:font-size="11pt"/>
    </style:style>
    <style:style style:parent-style-name="627" style:family="paragraph" style:name="P132">
      <style:text-properties/>
      <style:paragraph-properties/>
    </style:style>
    <style:style style:family="text" style:name="T184">
      <style:text-properties fo:font-family="Cantarell" style:font-family-asian="Cantarell" style:font-family-complex="Cantarell" fo:font-size="11pt" fo:font-weight="bold"/>
    </style:style>
    <style:style style:family="text" style:name="T185">
      <style:text-properties fo:font-family="Cantarell" style:font-family-asian="Cantarell" style:font-family-complex="Cantarell" fo:font-size="11pt" fo:font-weight="bold"/>
    </style:style>
    <style:style style:family="text" style:name="T186">
      <style:text-properties fo:font-family="Cantarell" style:font-family-asian="Cantarell" style:font-family-complex="Cantarell" fo:font-size="11pt"/>
    </style:style>
    <style:style style:family="text" style:name="T187">
      <style:text-properties fo:font-family="Cantarell" style:font-family-asian="Cantarell" style:font-family-complex="Cantarell" fo:font-size="11pt"/>
    </style:style>
    <style:style style:parent-style-name="627" style:family="paragraph" style:name="P133">
      <style:text-properties/>
      <style:paragraph-properties/>
    </style:style>
    <style:style style:family="text" style:name="T188">
      <style:text-properties fo:font-family="Cantarell" style:font-family-asian="Cantarell" style:font-family-complex="Cantarell" fo:font-size="11pt" fo:font-weight="bold"/>
    </style:style>
    <style:style style:family="text" style:name="T189">
      <style:text-properties fo:font-family="Cantarell" style:font-family-asian="Cantarell" style:font-family-complex="Cantarell" fo:font-size="11pt"/>
    </style:style>
    <style:style style:family="text" style:name="T190">
      <style:text-properties fo:font-family="Cantarell" style:font-family-asian="Cantarell" style:font-family-complex="Cantarell" fo:font-size="11pt"/>
    </style:style>
    <style:style style:parent-style-name="631" style:list-style-name="WWNum7" style:family="paragraph" style:name="P134">
      <style:text-properties/>
      <style:paragraph-properties fo:text-align="center"/>
    </style:style>
    <style:style style:family="text" style:name="T191">
      <style:text-properties fo:font-family="Cantarell" style:font-family-asian="Cantarell" style:font-family-complex="Cantarell" fo:font-size="11pt"/>
    </style:style>
    <style:style style:family="text" style:name="T192">
      <style:text-properties fo:font-family="Cantarell" style:font-family-asian="Cantarell" style:font-family-complex="Cantarell" fo:font-size="11pt"/>
    </style:style>
    <style:style style:family="text" style:name="T193">
      <style:text-properties fo:font-family="Cantarell" style:font-family-asian="Cantarell" style:font-family-complex="Cantarell" fo:font-size="11pt"/>
    </style:style>
    <style:style style:family="text" style:name="T194">
      <style:text-properties fo:font-family="Cantarell" style:font-family-asian="Cantarell" style:font-family-complex="Cantarell" fo:font-size="11pt"/>
    </style:style>
    <style:style style:family="text" style:name="T195">
      <style:text-properties fo:font-family="Cantarell" style:font-family-asian="Cantarell" style:font-family-complex="Cantarell" fo:font-size="11pt"/>
    </style:style>
    <style:style style:family="text" style:name="T196">
      <style:text-properties fo:font-family="Cantarell" style:font-family-asian="Cantarell" style:font-family-complex="Cantarell" fo:font-size="11pt"/>
    </style:style>
    <style:style style:parent-style-name="627" style:family="paragraph" style:name="P135">
      <style:text-properties/>
      <style:paragraph-properties/>
    </style:style>
    <style:style style:family="text" style:name="T197">
      <style:text-properties fo:font-family="Cantarell" style:font-family-asian="Cantarell" style:font-family-complex="Cantarell" fo:font-size="11pt" fo:font-weight="bold"/>
    </style:style>
    <style:style style:family="text" style:name="T198">
      <style:text-properties fo:font-family="Cantarell" style:font-family-asian="Cantarell" style:font-family-complex="Cantarell" fo:font-size="11pt"/>
    </style:style>
    <style:style style:family="text" style:name="T199">
      <style:text-properties fo:font-family="Cantarell" style:font-family-asian="Cantarell" style:font-family-complex="Cantarell" fo:font-size="11pt"/>
    </style:style>
    <style:style style:parent-style-name="627" style:family="paragraph" style:name="P136">
      <style:text-properties/>
      <style:paragraph-properties/>
    </style:style>
    <style:style style:family="text" style:name="T200">
      <style:text-properties fo:font-family="Cantarell" style:font-family-asian="Cantarell" style:font-family-complex="Cantarell" fo:font-size="11pt" fo:font-weight="bold"/>
    </style:style>
    <style:style style:family="text" style:name="T201">
      <style:text-properties fo:font-family="Cantarell" style:font-family-asian="Cantarell" style:font-family-complex="Cantarell" fo:font-size="11pt"/>
    </style:style>
    <style:style style:family="text" style:name="T202">
      <style:text-properties fo:font-family="Cantarell" style:font-family-asian="Cantarell" style:font-family-complex="Cantarell" fo:font-size="11pt"/>
    </style:style>
    <style:style style:parent-style-name="627" style:family="paragraph" style:name="P137">
      <style:text-properties/>
      <style:paragraph-properties/>
    </style:style>
    <style:style style:family="text" style:name="T203">
      <style:text-properties fo:font-family="Cantarell" style:font-family-asian="Cantarell" style:font-family-complex="Cantarell" fo:font-size="11pt" fo:font-weight="bold"/>
    </style:style>
    <style:style style:family="text" style:name="T204">
      <style:text-properties fo:font-family="Cantarell" style:font-family-asian="Cantarell" style:font-family-complex="Cantarell" fo:font-size="11pt"/>
    </style:style>
    <style:style style:family="text" style:name="T205">
      <style:text-properties fo:font-family="Cantarell" style:font-family-asian="Cantarell" style:font-family-complex="Cantarell" fo:font-size="11pt"/>
    </style:style>
    <style:style style:parent-style-name="627" style:family="paragraph" style:name="P138">
      <style:text-properties/>
      <style:paragraph-properties/>
    </style:style>
    <style:style style:family="text" style:name="T206">
      <style:text-properties fo:font-family="Cantarell" style:font-family-asian="Cantarell" style:font-family-complex="Cantarell" fo:font-size="11pt" fo:font-weight="bold"/>
    </style:style>
    <style:style style:family="text" style:name="T207">
      <style:text-properties fo:font-family="Cantarell" style:font-family-asian="Cantarell" style:font-family-complex="Cantarell" fo:font-size="11pt" fo:font-weight="bold"/>
    </style:style>
    <style:style style:family="text" style:name="T208">
      <style:text-properties fo:font-family="Cantarell" style:font-family-asian="Cantarell" style:font-family-complex="Cantarell" fo:font-size="11pt"/>
    </style:style>
    <style:style style:family="text" style:name="T209">
      <style:text-properties fo:font-family="Cantarell" style:font-family-asian="Cantarell" style:font-family-complex="Cantarell" fo:font-size="11pt"/>
    </style:style>
    <style:style style:parent-style-name="627" style:family="paragraph" style:name="P139">
      <style:text-properties/>
      <style:paragraph-properties/>
    </style:style>
    <style:style style:family="text" style:name="T210">
      <style:text-properties fo:font-family="Cantarell" style:font-family-asian="Cantarell" style:font-family-complex="Cantarell" fo:font-size="11pt" fo:font-weight="bold"/>
    </style:style>
    <style:style style:family="text" style:name="T211">
      <style:text-properties fo:font-family="Cantarell" style:font-family-asian="Cantarell" style:font-family-complex="Cantarell" fo:font-size="11pt" fo:font-weight="bold"/>
    </style:style>
    <style:style style:family="text" style:name="T212">
      <style:text-properties fo:font-family="Cantarell" style:font-family-asian="Cantarell" style:font-family-complex="Cantarell" fo:font-size="11pt"/>
    </style:style>
    <style:style style:family="text" style:name="T213">
      <style:text-properties fo:font-family="Cantarell" style:font-family-asian="Cantarell" style:font-family-complex="Cantarell" fo:font-size="11pt"/>
    </style:style>
    <style:style style:parent-style-name="631" style:list-style-name="WWNum7" style:family="paragraph" style:name="P140">
      <style:text-properties/>
      <style:paragraph-properties fo:text-align="center"/>
    </style:style>
    <style:style style:family="text" style:name="T214">
      <style:text-properties fo:font-family="Cantarell" style:font-family-asian="Cantarell" style:font-family-complex="Cantarell" fo:font-size="11pt"/>
    </style:style>
    <style:style style:family="text" style:name="T215">
      <style:text-properties fo:font-family="Cantarell" style:font-family-asian="Cantarell" style:font-family-complex="Cantarell" fo:font-size="11pt"/>
    </style:style>
    <style:style style:family="text" style:name="T216">
      <style:text-properties fo:font-family="Cantarell" style:font-family-asian="Cantarell" style:font-family-complex="Cantarell" fo:font-size="11pt"/>
    </style:style>
    <style:style style:family="text" style:name="T217">
      <style:text-properties fo:font-family="Cantarell" style:font-family-asian="Cantarell" style:font-family-complex="Cantarell" fo:font-size="11pt"/>
    </style:style>
    <style:style style:family="text" style:name="T218">
      <style:text-properties fo:font-family="Cantarell" style:font-family-asian="Cantarell" style:font-family-complex="Cantarell" fo:font-size="11pt"/>
    </style:style>
    <style:style style:family="text" style:name="T219">
      <style:text-properties fo:font-family="Cantarell" style:font-family-asian="Cantarell" style:font-family-complex="Cantarell" fo:font-size="11pt"/>
    </style:style>
    <style:style style:parent-style-name="627" style:family="paragraph" style:name="P141">
      <style:text-properties/>
      <style:paragraph-properties/>
    </style:style>
    <style:style style:family="text" style:name="T220">
      <style:text-properties fo:font-family="Cantarell" style:font-family-asian="Cantarell" style:font-family-complex="Cantarell" fo:font-size="11pt" fo:font-weight="bold"/>
    </style:style>
    <style:style style:family="text" style:name="T221">
      <style:text-properties fo:font-family="Cantarell" style:font-family-asian="Cantarell" style:font-family-complex="Cantarell" fo:font-size="11pt"/>
    </style:style>
    <style:style style:family="text" style:name="T222">
      <style:text-properties fo:font-family="Cantarell" style:font-family-asian="Cantarell" style:font-family-complex="Cantarell" fo:font-size="11pt"/>
    </style:style>
    <style:style style:parent-style-name="627" style:family="paragraph" style:name="P142">
      <style:text-properties/>
      <style:paragraph-properties/>
    </style:style>
    <style:style style:family="text" style:name="T223">
      <style:text-properties fo:font-family="Cantarell" style:font-family-asian="Cantarell" style:font-family-complex="Cantarell" fo:font-size="11pt" fo:font-weight="bold"/>
    </style:style>
    <style:style style:family="text" style:name="T224">
      <style:text-properties fo:font-family="Cantarell" style:font-family-asian="Cantarell" style:font-family-complex="Cantarell" fo:font-size="11pt"/>
    </style:style>
    <style:style style:family="text" style:name="T225">
      <style:text-properties fo:font-family="Cantarell" style:font-family-asian="Cantarell" style:font-family-complex="Cantarell" fo:font-size="11pt"/>
    </style:style>
    <style:style style:parent-style-name="627" style:family="paragraph" style:name="P143">
      <style:text-properties/>
      <style:paragraph-properties/>
    </style:style>
    <style:style style:family="text" style:name="T226">
      <style:text-properties fo:font-family="Cantarell" style:font-family-asian="Cantarell" style:font-family-complex="Cantarell" fo:font-size="11pt" fo:font-weight="bold"/>
    </style:style>
    <style:style style:family="text" style:name="T227">
      <style:text-properties fo:font-family="Cantarell" style:font-family-asian="Cantarell" style:font-family-complex="Cantarell" fo:font-size="11pt"/>
    </style:style>
    <style:style style:family="text" style:name="T228">
      <style:text-properties fo:font-family="Cantarell" style:font-family-asian="Cantarell" style:font-family-complex="Cantarell" fo:font-size="11pt"/>
    </style:style>
    <style:style style:parent-style-name="627" style:family="paragraph" style:name="P144">
      <style:text-properties/>
      <style:paragraph-properties/>
    </style:style>
    <style:style style:family="text" style:name="T229">
      <style:text-properties fo:font-family="Cantarell" style:font-family-asian="Cantarell" style:font-family-complex="Cantarell" fo:font-size="11pt" fo:font-weight="bold"/>
    </style:style>
    <style:style style:family="text" style:name="T230">
      <style:text-properties fo:font-family="Cantarell" style:font-family-asian="Cantarell" style:font-family-complex="Cantarell" fo:font-size="11pt"/>
    </style:style>
    <style:style style:family="text" style:name="T231">
      <style:text-properties fo:font-family="Cantarell" style:font-family-asian="Cantarell" style:font-family-complex="Cantarell" fo:font-size="11pt"/>
    </style:style>
    <style:style style:family="text" style:name="T232">
      <style:text-properties fo:font-family="Cantarell" style:font-family-asian="Cantarell" style:font-family-complex="Cantarell" fo:font-size="11pt"/>
    </style:style>
    <style:style style:family="text" style:name="T233">
      <style:text-properties fo:font-family="Cantarell" style:font-family-asian="Cantarell" style:font-family-complex="Cantarell" fo:font-size="11pt"/>
    </style:style>
    <style:style style:parent-style-name="631" style:list-style-name="WWNum7" style:family="paragraph" style:name="P145">
      <style:text-properties/>
      <style:paragraph-properties fo:text-align="center"/>
    </style:style>
    <style:style style:family="text" style:name="T234">
      <style:text-properties fo:font-family="Cantarell" style:font-family-asian="Cantarell" style:font-family-complex="Cantarell" fo:font-size="11pt"/>
    </style:style>
    <style:style style:family="text" style:name="T235">
      <style:text-properties fo:font-family="Cantarell" style:font-family-asian="Cantarell" style:font-family-complex="Cantarell" fo:font-size="11pt"/>
    </style:style>
    <style:style style:family="text" style:name="T236">
      <style:text-properties fo:font-family="Cantarell" style:font-family-asian="Cantarell" style:font-family-complex="Cantarell" fo:font-size="11pt"/>
    </style:style>
    <style:style style:family="text" style:name="T237">
      <style:text-properties fo:font-family="Cantarell" style:font-family-asian="Cantarell" style:font-family-complex="Cantarell" fo:font-size="11pt"/>
    </style:style>
    <style:style style:family="text" style:name="T238">
      <style:text-properties fo:font-family="Cantarell" style:font-family-asian="Cantarell" style:font-family-complex="Cantarell" fo:font-size="11pt"/>
    </style:style>
    <style:style style:family="text" style:name="T239">
      <style:text-properties fo:font-family="Cantarell" style:font-family-asian="Cantarell" style:font-family-complex="Cantarell" fo:font-size="11pt"/>
    </style:style>
    <style:style style:parent-style-name="627" style:family="paragraph" style:name="P146">
      <style:text-properties/>
      <style:paragraph-properties/>
    </style:style>
    <style:style style:family="text" style:name="T240">
      <style:text-properties fo:font-family="Cantarell" style:font-family-asian="Cantarell" style:font-family-complex="Cantarell" fo:font-size="11pt"/>
    </style:style>
    <style:style style:family="text" style:name="T241">
      <style:text-properties fo:font-family="Cantarell" style:font-family-asian="Cantarell" style:font-family-complex="Cantarell" fo:font-size="11pt"/>
    </style:style>
    <style:style style:parent-style-name="627" style:family="paragraph" style:name="P147">
      <style:text-properties/>
      <style:paragraph-properties/>
    </style:style>
    <style:style style:family="text" style:name="T242">
      <style:text-properties fo:font-family="Cantarell" style:font-family-asian="Cantarell" style:font-family-complex="Cantarell" fo:font-size="11pt"/>
    </style:style>
    <style:style style:family="text" style:name="T243">
      <style:text-properties fo:font-family="Cantarell" style:font-family-asian="Cantarell" style:font-family-complex="Cantarell" fo:font-size="11pt"/>
    </style:style>
    <style:style style:family="text" style:name="T244">
      <style:text-properties fo:font-family="Cantarell" style:font-family-asian="Cantarell" style:font-family-complex="Cantarell" fo:font-size="11pt"/>
    </style:style>
    <style:style style:family="text" style:name="T245">
      <style:text-properties fo:font-family="Cantarell" style:font-family-asian="Cantarell" style:font-family-complex="Cantarell" fo:font-size="11pt"/>
    </style:style>
    <style:style style:family="text" style:name="T246">
      <style:text-properties fo:font-family="Cantarell" style:font-family-asian="Cantarell" style:font-family-complex="Cantarell" fo:font-size="11pt"/>
    </style:style>
    <style:style style:family="text" style:name="T247">
      <style:text-properties fo:font-family="Cantarell" style:font-family-asian="Cantarell" style:font-family-complex="Cantarell" fo:font-size="11pt"/>
    </style:style>
  </office:automatic-styles>
  <office:body>
    <office:text text:use-soft-page-breaks="true">
      <text:p text:style-name="P99"><text:span text:style-name="T65"/><text:span text:style-name="T66"/><text:span text:style-name="T67"/><text:span text:style-name="T68">My WM configuration</text:span><text:span text:style-name="T69"/><text:span text:style-name="T70"/></text:p>
      <text:p text:style-name="P101"><text:span text:style-name="T71"/><text:span text:style-name="T72"/></text:p>
      <text:p text:style-name="P102"><text:span text:style-name="T73">These are my key bindings for Xmonad, inspired by vi keys.</text:span><text:span text:style-name="T74"/></text:p>
      <text:p text:style-name="P103"><text:span text:style-name="T75">A </text:span><text:span text:style-name="T76">“M”</text:span><text:span text:style-name="T77"> represents the windows or super key. </text:span><text:span text:style-name="T78">“M1”</text:span><text:span text:style-name="T79"> is the </text:span><text:span text:style-name="T80">alt</text:span><text:span text:style-name="T81"> key. </text:span><text:span text:style-name="T82">“S”</text:span><text:span text:style-name="T83"> is the shift key and </text:span><text:span text:style-name="T84">“C”</text:span><text:span text:style-name="T85"> is the control key. If two or more keys are joined by a “-” that means they must be held at the same time. If there is a space between letters, it is<text:s text:c="2"/>a keychord and the keys should be released and the next one pressed.</text:span><text:span text:style-name="T86"/></text:p>
      <text:list text:style-name="WWNum7" text:continue-numbering="true">
        <text:list-item>
          <text:h text:outline-level="2" text:restart-numbering="0" text:is-list-header="0" text:style-name="P104"><text:span text:style-name="T87"/><text:bookmark-start text:name="OrgXref.org51fb36c"/><text:span text:style-name="T88"/><text:bookmark-start text:name="org51fb36c"/><text:span text:style-name="T89"/><text:bookmark-end text:name="org51fb36c"/><text:span text:style-name="T90">Xmonad Keybindings</text:span><text:bookmark-end text:name="OrgXref.org51fb36c"/><text:span text:style-name="T91"/><text:span text:style-name="T92"/></text:h>
        </text:list-item>
      </text:list>
      <text:p text:style-name="P105"><text:span/><text:span/></text:p>
      <text:p text:style-name="P106"><text:span text:style-name="T93">M-q</text:span><text:span text:style-name="T94"> reload xmonad if you change the config file</text:span><text:span text:style-name="T95"/></text:p>
      <text:p text:style-name="P107"><text:span text:style-name="T96">M-S-q</text:span><text:span text:style-name="T97"> exit xmonad</text:span><text:span text:style-name="T98"/></text:p>
      <text:list text:style-name="WWNum7" text:continue-numbering="true">
        <text:list-item>
          <text:h text:outline-level="2" text:restart-numbering="0" text:is-list-header="0" text:style-name="P108"><text:span text:style-name="T99"/><text:bookmark-start text:name="OrgXref.org3dcc484"/><text:span text:style-name="T100"/><text:bookmark-start text:name="org3dcc484"/><text:span text:style-name="T101"/><text:bookmark-end text:name="org3dcc484"/><text:span text:style-name="T102">Applications</text:span><text:bookmark-end text:name="OrgXref.org3dcc484"/><text:span text:style-name="T103"/><text:span text:style-name="T104"/></text:h>
        </text:list-item>
      </text:list>
      <text:p text:style-name="P109"><text:span text:style-name="T105">M-p</text:span><text:span text:style-name="T106"> dmenu or other run prompt</text:span><text:span text:style-name="T107"/></text:p>
      <text:p text:style-name="P110"><text:span text:style-name="T108">M-&lt;Return&gt;</text:span><text:span text:style-name="T109"> terminal (alacritty in my case)</text:span><text:span text:style-name="T110"/></text:p>
      <text:p text:style-name="P111"><text:span text:style-name="T111">M-r</text:span><text:span text:style-name="T112"><text:s/></text:span><text:span text:style-name="T113">show/hide a terminal scratchpad on any workspace</text:span><text:span text:style-name="T114"/></text:p>
      <text:list text:style-name="WWNum7" text:continue-numbering="true">
        <text:list-item>
          <text:h text:outline-level="2" text:restart-numbering="0" text:is-list-header="0" text:style-name="P112"><text:span text:style-name="T115"/><text:bookmark-start text:name="OrgXref.org1815351"/><text:span text:style-name="T116"/><text:bookmark-start text:name="org1815351"/><text:span text:style-name="T117"/><text:bookmark-end text:name="org1815351"/><text:span text:style-name="T118">Workspaces</text:span><text:bookmark-end text:name="OrgXref.org1815351"/><text:span text:style-name="T119"/><text:span text:style-name="T120"/></text:h>
        </text:list-item>
      </text:list>
      <text:p text:style-name="P113"><text:span text:style-name="T121">M-[1,… x]</text:span><text:span text:style-name="T122"> use the number keys to switch to corresponding workspace</text:span><text:span text:style-name="T123"/></text:p>
      <text:p text:style-name="P114"><text:span text:style-name="T124">M-&lt;Down&gt;</text:span><text:span text:style-name="T125"> switch to workspace below/to the right</text:span><text:span text:style-name="T126"/></text:p>
      <text:p text:style-name="P115"><text:span text:style-name="T127">M-&lt;Right&gt;</text:span><text:span text:style-name="T128"> switch to workspace below/to the right</text:span><text:span text:style-name="T129"/></text:p>
      <text:p text:style-name="P116"><text:span text:style-name="T130">M-&lt;Left&gt;</text:span><text:span text:style-name="T131"> switch to workspace above/to the left</text:span><text:span text:style-name="T132"/></text:p>
      <text:p text:style-name="P117"><text:span text:style-name="T133">M-&lt;Up&gt;</text:span><text:span text:style-name="T134"> switch to workspace above/to the left</text:span><text:span text:style-name="T135"/></text:p>
      <text:p text:style-name="P118"><text:span text:style-name="T136">M-S-[1,..x]</text:span><text:span text:style-name="T137"> move current window to corresponding workspace</text:span><text:span text:style-name="T138"/></text:p>
      <text:p text:style-name="P119"><text:span text:style-name="T139">M-S-&lt;Down&gt;</text:span><text:span text:style-name="T140"> move current window downward/to the right</text:span><text:span text:style-name="T141"/></text:p>
      <text:p text:style-name="P120"><text:span text:style-name="T142">M-S-&lt;Right&gt;</text:span><text:span text:style-name="T143"> move current window downward/to the right</text:span><text:span text:style-name="T144"/></text:p>
      <text:p text:style-name="P121"><text:span text:style-name="T145">M-S-&lt;Up&gt;</text:span><text:span text:style-name="T146"> move current window upward/to the left</text:span><text:span text:style-name="T147"/></text:p>
      <text:p text:style-name="P122"><text:span text:style-name="T148">M-S-&lt;Left&gt;</text:span><text:span text:style-name="T149"> move current window upward/to the left</text:span><text:span text:style-name="T150"/></text:p>
      <text:list text:style-name="WWNum7" text:continue-numbering="true">
        <text:list-item>
          <text:h text:outline-level="2" text:restart-numbering="0" text:is-list-header="0" text:style-name="P123"><text:span text:style-name="T151"/><text:bookmark-start text:name="OrgXref.orge2f2369"/><text:span text:style-name="T152"/><text:bookmark-start text:name="orge2f2369"/><text:span text:style-name="T153"/><text:bookmark-end text:name="orge2f2369"/><text:span text:style-name="T154">Window Management</text:span><text:bookmark-end text:name="OrgXref.orge2f2369"/><text:span text:style-name="T155"/><text:span text:style-name="T156"/></text:h>
        </text:list-item>
      </text:list>
      <text:p text:style-name="P124"><text:span text:style-name="T157">M-j</text:span><text:span text:style-name="T158"> shift focus downward (this cycles around clockwise)</text:span><text:span text:style-name="T159"/></text:p>
      <text:p text:style-name="P125"><text:span text:style-name="T160">M-k</text:span><text:span text:style-name="T161"> shift focus upward (this cycles around anti-clockwise)</text:span><text:span text:style-name="T162"/></text:p>
      <text:p text:style-name="P126"><text:span text:style-name="T163">M-l</text:span><text:span text:style-name="T164"> same as </text:span><text:span text:style-name="T165">M-k</text:span><text:span text:style-name="T166">, used to make WM behave like vim</text:span><text:span text:style-name="T167"/></text:p>
      <text:p text:style-name="P127"><text:span text:style-name="T168">M-h</text:span><text:span text:style-name="T169"> return focus to the master pane on the left</text:span><text:span text:style-name="T170"/></text:p>
      <text:p text:style-name="P128"><text:span text:style-name="T171">M-m</text:span><text:span text:style-name="T172"> return focus to the master pane on the left</text:span><text:span text:style-name="T173"/></text:p>
      <text:p text:style-name="P129"><text:span text:style-name="T174">M-S-j</text:span><text:span text:style-name="T175"><text:s/></text:span><text:span text:style-name="T176">swap the current window with the one below</text:span><text:span text:style-name="T177"/></text:p>
      <text:p text:style-name="P130"><text:span text:style-name="T178">M-S-k</text:span><text:span text:style-name="T179"> swap the current window with the one above</text:span><text:span text:style-name="T180"/></text:p>
      <text:p text:style-name="P131"><text:span text:style-name="T181">M-S-m</text:span><text:span text:style-name="T182"> swap the current window with the master window</text:span><text:span text:style-name="T183"/></text:p>
      <text:p text:style-name="P132"><text:span text:style-name="T184">M-c</text:span><text:span text:style-name="T185"><text:s/></text:span><text:span text:style-name="T186">close window with focus</text:span><text:span text:style-name="T187"/></text:p>
      <text:p text:style-name="P133"><text:span text:style-name="T188">M-S-c</text:span><text:span text:style-name="T189"> close all windows in workspace</text:span><text:span text:style-name="T190"/></text:p>
      <text:list text:style-name="WWNum7" text:continue-numbering="true">
        <text:list-item>
          <text:h text:outline-level="2" text:restart-numbering="0" text:is-list-header="0" text:style-name="P134"><text:span text:style-name="T191"/><text:bookmark-start text:name="OrgXref.orgb98237b"/><text:span text:style-name="T192"/><text:bookmark-start text:name="orgb98237b"/><text:span text:style-name="T193"/><text:bookmark-end text:name="orgb98237b"/><text:span text:style-name="T194">Tabs</text:span><text:bookmark-end text:name="OrgXref.orgb98237b"/><text:span text:style-name="T195"/><text:span text:style-name="T196"/></text:h>
        </text:list-item>
      </text:list>
      <text:p text:style-name="P135"><text:span text:style-name="T197">M-C-j</text:span><text:span text:style-name="T198"> combine with window below into tabs</text:span><text:span text:style-name="T199"/></text:p>
      <text:p text:style-name="P136"><text:span text:style-name="T200">M-C-k</text:span><text:span text:style-name="T201"> combine with window above into tabs</text:span><text:span text:style-name="T202"/></text:p>
      <text:p text:style-name="P137"><text:span text:style-name="T203">M-.</text:span><text:span text:style-name="T204"> cycle forward through tabs</text:span><text:span text:style-name="T205"/></text:p>
      <text:p text:style-name="P138"><text:span text:style-name="T206">M-,</text:span><text:span text:style-name="T207"><text:s/></text:span><text:span text:style-name="T208">cycle backward through tabs</text:span><text:span text:style-name="T209"/></text:p>
      <text:p text:style-name="P139"><text:span text:style-name="T210">M-C-/</text:span><text:span text:style-name="T211"><text:s/></text:span><text:span text:style-name="T212">unmerge all tabs</text:span><text:span text:style-name="T213"/></text:p>
      <text:list text:style-name="WWNum7" text:continue-numbering="true">
        <text:list-item>
          <text:h text:outline-level="2" text:restart-numbering="0" text:is-list-header="0" text:style-name="P140"><text:span text:style-name="T214"/><text:bookmark-start text:name="OrgXref.org886225a"/><text:span text:style-name="T215"/><text:bookmark-start text:name="org886225a"/><text:span text:style-name="T216"/><text:bookmark-end text:name="org886225a"/><text:span text:style-name="T217">Quality of Life</text:span><text:bookmark-end text:name="OrgXref.org886225a"/><text:span text:style-name="T218"/><text:span text:style-name="T219"/></text:h>
        </text:list-item>
      </text:list>
      <text:p text:style-name="P141"><text:span text:style-name="T220">M-n</text:span><text:span text:style-name="T221"> toggle borders around windows</text:span><text:span text:style-name="T222"/></text:p>
      <text:p text:style-name="P142"><text:span text:style-name="T223">M-&lt;Space&gt;</text:span><text:span text:style-name="T224"> completely full screen the current window or exit fullscreen mode</text:span><text:span text:style-name="T225"/></text:p>
      <text:p text:style-name="P143"><text:span text:style-name="T226">M-S-&lt;Space&gt;</text:span><text:span text:style-name="T227"> cycle through layouts</text:span><text:span text:style-name="T228"/></text:p>
      <text:p text:style-name="P144"><text:span text:style-name="T229">M-b</text:span><text:span text:style-name="T230"> kill the bar if it is annoying you (</text:span><text:span text:style-name="T231">M-q</text:span><text:span text:style-name="T232"> will bring it back)</text:span><text:span text:style-name="T233"/></text:p>
      <text:list text:style-name="WWNum7" text:continue-numbering="true">
        <text:list-item>
          <text:h text:outline-level="2" text:restart-numbering="0" text:is-list-header="0" text:style-name="P145"><text:span text:style-name="T234"/><text:bookmark-start text:name="OrgXref.orgdc4f101"/><text:span text:style-name="T235"/><text:bookmark-start text:name="orgdc4f101"/><text:span text:style-name="T236"/><text:bookmark-end text:name="orgdc4f101"/><text:span text:style-name="T237">Using the Mouse</text:span><text:bookmark-end text:name="OrgXref.orgdc4f101"/><text:span text:style-name="T238"/><text:span text:style-name="T239"/></text:h>
        </text:list-item>
      </text:list>
      <text:p text:style-name="P146"><text:span text:style-name="T240">At any time, hover the mouse over a window to change focus to it. With the command/windows/super/meta key held down drag the window with the left mouse pressed down to float it. Use the right mouse button down to drag the window into the right proportions.</text:span><text:span text:style-name="T241"/></text:p>
      <text:p text:style-name="P147"><text:span text:style-name="T242">At any time press </text:span><text:span text:style-name="T243">M-t</text:span><text:span text:style-name="T244"> to send the window back into the tiling mode. If there are many floating windows, press </text:span><text:span text:style-name="T245">M-S-t</text:span><text:span text:style-name="T246"> to send them all back to tiling.</text:span><text:span text:style-name="T2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9" style:display-name="Title Char" style:family="text" style:name="33">
      <style:text-properties fo:font-size="24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629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display-name="DStyle_paragraph" style:family="paragraph" style:name="624">
      <style:text-properties fo:color="#000000" fo:font-family="Times New Roman" style:font-family-asian="SimSun" style:font-family-complex="Tahoma" fo:font-size="12pt" fo:language="en" fo:country="GB"/>
    </style:style>
    <style:style style:display-name="Standard" style:family="paragraph" style:name="625">
      <style:text-properties/>
      <style:paragraph-properties/>
    </style:style>
    <style:style style:parent-style-name="625" style:display-name="Heading" style:family="paragraph" style:name="626">
      <style:text-properties style:font-family-asian="SimSun" style:font-family-complex="Tahoma" fo:font-size="14pt"/>
      <style:paragraph-properties fo:margin-top="12pt" fo:margin-bottom="6pt">
        <style:tab-stops>
          <style:tab-stop style:position="17cm" style:type="right"/>
        </style:tab-stops>
      </style:paragraph-properties>
    </style:style>
    <style:style style:parent-style-name="625" style:display-name="Text body" style:family="paragraph" style:name="627">
      <style:text-properties/>
      <style:paragraph-properties fo:margin-top="0pt" fo:margin-bottom="6pt"/>
    </style:style>
    <style:style style:parent-style-name="627" style:display-name="List" style:family="paragraph" style:name="628">
      <style:text-properties style:font-family-complex="Tahoma"/>
    </style:style>
    <style:style style:parent-style-name="625" style:display-name="Caption" style:family="paragraph" style:name="629">
      <style:text-properties style:font-family-complex="Tahoma" fo:font-size="12pt" fo:font-style="italic"/>
      <style:paragraph-properties fo:margin-top="6pt" fo:margin-bottom="6pt"/>
    </style:style>
    <style:style style:parent-style-name="625" style:display-name="Index" style:family="paragraph" style:name="630">
      <style:text-properties style:font-family-complex="Tahoma"/>
    </style:style>
    <style:style style:parent-style-name="626" style:display-name="Heading 1" style:family="paragraph" style:name="631">
      <style:text-properties fo:font-size="16pt" fo:font-weight="bold"/>
      <style:paragraph-properties/>
    </style:style>
    <style:style style:parent-style-name="631" style:display-name="Heading_20_1_unnumbered" style:family="paragraph" style:name="632"/>
    <style:style style:parent-style-name="626" style:display-name="Heading 2" style:family="paragraph" style:name="633">
      <style:text-properties fo:font-size="14pt" fo:font-style="italic" fo:font-weight="bold"/>
    </style:style>
    <style:style style:parent-style-name="633" style:display-name="Heading_20_2_unnumbered" style:family="paragraph" style:name="634"/>
    <style:style style:parent-style-name="626" style:display-name="Heading 3" style:family="paragraph" style:name="635">
      <style:text-properties fo:font-size="14pt" fo:font-weight="bold"/>
    </style:style>
    <style:style style:parent-style-name="635" style:display-name="Heading_20_3_unnumbered" style:family="paragraph" style:name="636"/>
    <style:style style:parent-style-name="626" style:display-name="Heading 4" style:family="paragraph" style:name="637">
      <style:text-properties fo:font-size="12pt" fo:font-style="italic" fo:font-weight="bold"/>
    </style:style>
    <style:style style:parent-style-name="637" style:display-name="Heading_20_4_unnumbered" style:family="paragraph" style:name="638"/>
    <style:style style:parent-style-name="626" style:display-name="Heading 5" style:family="paragraph" style:name="639">
      <style:text-properties fo:font-size="12pt" fo:font-weight="bold"/>
    </style:style>
    <style:style style:parent-style-name="639" style:display-name="Heading_20_5_unnumbered" style:family="paragraph" style:name="640"/>
    <style:style style:parent-style-name="626" style:display-name="Heading 6" style:family="paragraph" style:name="641">
      <style:text-properties fo:font-size="10.5pt" fo:font-weight="bold"/>
    </style:style>
    <style:style style:parent-style-name="641" style:display-name="Heading_20_6_unnumbered" style:family="paragraph" style:name="642"/>
    <style:style style:parent-style-name="626" style:display-name="Heading 7" style:family="paragraph" style:name="643">
      <style:text-properties fo:font-size="10.5pt" fo:font-weight="bold"/>
    </style:style>
    <style:style style:parent-style-name="643" style:display-name="Heading_20_7_unnumbered" style:family="paragraph" style:name="644"/>
    <style:style style:parent-style-name="626" style:display-name="Heading 8" style:family="paragraph" style:name="645">
      <style:text-properties fo:font-size="10.5pt" fo:font-weight="bold"/>
    </style:style>
    <style:style style:parent-style-name="645" style:display-name="Heading_20_8_unnumbered" style:family="paragraph" style:name="646"/>
    <style:style style:parent-style-name="626" style:display-name="Heading 9" style:family="paragraph" style:name="647">
      <style:text-properties fo:font-size="10.5pt" fo:font-weight="bold"/>
    </style:style>
    <style:style style:parent-style-name="647" style:display-name="Heading_20_9_unnumbered" style:family="paragraph" style:name="648"/>
    <style:style style:parent-style-name="626" style:display-name="Heading 10" style:family="paragraph" style:name="649">
      <style:text-properties fo:font-size="10.5pt" fo:font-weight="bold"/>
    </style:style>
    <style:style style:parent-style-name="649" style:display-name="Heading_20_10_unnumbered" style:family="paragraph" style:name="650"/>
    <style:style style:parent-style-name="631" style:display-name="Heading 1.title" style:family="paragraph" style:name="651">
      <style:paragraph-properties fo:text-align="center">
        <style:tab-stops>
          <style:tab-stop style:position="17cm" style:type="right"/>
        </style:tab-stops>
      </style:paragraph-properties>
    </style:style>
    <style:style style:parent-style-name="626" style:display-name="Title" style:family="paragraph" style:name="652">
      <style:text-properties fo:font-size="18pt" fo:font-weight="bold"/>
      <style:paragraph-properties fo:text-align="center">
        <style:tab-stops>
          <style:tab-stop style:position="17cm" style:type="right"/>
        </style:tab-stops>
      </style:paragraph-properties>
    </style:style>
    <style:style style:parent-style-name="652" style:display-name="OrgTitle" style:family="paragraph" style:name="653">
      <style:text-properties fo:font-size="24pt"/>
      <style:paragraph-properties fo:margin-top="0pt" fo:margin-bottom="0pt">
        <style:tab-stops>
          <style:tab-stop style:position="17cm" style:type="right"/>
        </style:tab-stops>
      </style:paragraph-properties>
    </style:style>
    <style:style style:parent-style-name="626" style:display-name="Subtitle" style:family="paragraph" style:name="654">
      <style:text-properties fo:font-size="14pt" fo:font-style="italic"/>
      <style:paragraph-properties fo:text-align="center">
        <style:tab-stops>
          <style:tab-stop style:position="17cm" style:type="right"/>
        </style:tab-stops>
      </style:paragraph-properties>
    </style:style>
    <style:style style:parent-style-name="654" style:display-name="OrgSubtitle" style:family="paragraph" style:name="655">
      <style:text-properties fo:font-size="20pt"/>
      <style:paragraph-properties fo:margin-top="0pt" fo:margin-bottom="0pt">
        <style:tab-stops>
          <style:tab-stop style:position="17cm" style:type="right"/>
        </style:tab-stops>
      </style:paragraph-properties>
    </style:style>
    <style:style style:parent-style-name="627" style:display-name="Text body indent" style:family="paragraph" style:name="656">
      <style:paragraph-properties fo:margin-left="0.4992cm" fo:margin-right="0cm" fo:text-indent="0cm"/>
    </style:style>
    <style:style style:parent-style-name="627" style:display-name="List Indent" style:family="paragraph" style:name="657">
      <style:paragraph-properties fo:margin-left="5.001cm" fo:margin-right="0cm" fo:text-indent="-4.498cm">
        <style:tab-stops>
          <style:tab-stop style:position="5.001cm" style:type="left"/>
        </style:tab-stops>
      </style:paragraph-properties>
    </style:style>
    <style:style style:parent-style-name="627" style:display-name="First line indent" style:family="paragraph" style:name="658">
      <style:paragraph-properties fo:margin-left="0cm" fo:margin-right="0cm" fo:text-indent="0.4992cm"/>
    </style:style>
    <style:style style:parent-style-name="627" style:display-name="Hanging indent" style:family="paragraph" style:name="659">
      <style:paragraph-properties fo:margin-left="1cm" fo:margin-right="0cm" fo:text-indent="-0.4974cm">
        <style:tab-stops>
          <style:tab-stop style:position="0.9984cm" style:type="left"/>
        </style:tab-stops>
      </style:paragraph-properties>
    </style:style>
    <style:style style:parent-style-name="625" style:display-name="Salutation" style:family="paragraph" style:name="660"/>
    <style:style style:parent-style-name="626" style:display-name="Contents Heading" style:family="paragraph" style:name="661">
      <style:text-properties fo:font-size="16pt" fo:font-weight="bold"/>
      <style:paragraph-properties fo:margin-left="0cm" fo:margin-right="0cm" fo:text-indent="0cm">
        <style:tab-stops>
          <style:tab-stop style:position="17cm" style:type="right"/>
        </style:tab-stops>
      </style:paragraph-properties>
    </style:style>
    <style:style style:parent-style-name="630" style:display-name="Contents 1" style:family="paragraph" style:name="662">
      <style:paragraph-properties fo:margin-left="0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30" style:display-name="Contents 2" style:family="paragraph" style:name="663">
      <style:paragraph-properties fo:margin-left="0.4992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30" style:display-name="Contents 3" style:family="paragraph" style:name="664">
      <style:paragraph-properties fo:margin-left="0.9984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30" style:display-name="Contents 4" style:family="paragraph" style:name="665">
      <style:paragraph-properties fo:margin-left="1.498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30" style:display-name="Contents 5" style:family="paragraph" style:name="666">
      <style:paragraph-properties fo:margin-left="1.997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30" style:display-name="Contents 6" style:family="paragraph" style:name="667">
      <style:paragraph-properties fo:margin-left="2.496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30" style:display-name="Contents 7" style:family="paragraph" style:name="668">
      <style:paragraph-properties fo:margin-left="2.995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30" style:display-name="Contents 8" style:family="paragraph" style:name="669">
      <style:paragraph-properties fo:margin-left="3.494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30" style:display-name="Contents 9" style:family="paragraph" style:name="670">
      <style:paragraph-properties fo:margin-left="3.994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30" style:display-name="Contents 10" style:family="paragraph" style:name="671">
      <style:paragraph-properties fo:margin-left="4.493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25" style:display-name="Quotations" style:family="paragraph" style:name="672">
      <style:paragraph-properties fo:margin-left="1cm" fo:margin-right="1cm" fo:text-indent="0cm" fo:margin-top="0pt" fo:margin-bottom="14.15pt"/>
    </style:style>
    <style:style style:parent-style-name="694" style:display-name="OrgFootnoteQuotations" style:family="paragraph" style:name="673">
      <style:paragraph-properties fo:margin-left="1cm" fo:margin-right="1cm" fo:text-indent="0cm" fo:margin-top="0pt" fo:margin-bottom="14.15pt"/>
    </style:style>
    <style:style style:parent-style-name="625" style:display-name="Preformatted Text" style:family="paragraph" style:name="674">
      <style:text-properties fo:font-size="10pt"/>
      <style:paragraph-properties fo:margin-top="0pt" fo:margin-bottom="0pt"/>
    </style:style>
    <style:style style:parent-style-name="674" style:display-name="OrgVerse" style:family="paragraph" style:name="675">
      <style:paragraph-properties fo:border="none"/>
    </style:style>
    <style:style style:parent-style-name="627" style:display-name="OrgClock" style:family="paragraph" style:name="676">
      <style:paragraph-properties fo:margin-top="0pt" fo:margin-bottom="0pt"/>
    </style:style>
    <style:style style:parent-style-name="676" style:display-name="OrgClockLastLine" style:family="paragraph" style:name="677"/>
    <style:style style:parent-style-name="627" style:display-name="OrgPlanning" style:family="paragraph" style:name="678"/>
    <style:style style:parent-style-name="674" style:display-name="OrgFixedWidthBlock" style:family="paragraph" style:name="679">
      <style:paragraph-properties fo:background-color="#c0c0c0" fo:border="0.00441cm solid #000000"/>
    </style:style>
    <style:style style:parent-style-name="679" style:display-name="OrgFixedWidthBlockLastLine" style:family="paragraph" style:name="680">
      <style:paragraph-properties fo:margin-top="0pt" fo:margin-bottom="5.95pt"/>
    </style:style>
    <style:style style:parent-style-name="627" style:display-name="OrgFormula" style:family="paragraph" style:name="681">
      <style:paragraph-properties>
        <style:tab-stops>
          <style:tab-stop style:position="17cm" style:type="right"/>
        </style:tab-stops>
      </style:paragraph-properties>
    </style:style>
    <style:style style:display-name="OrgSrcBlockLastLine" style:family="paragraph" style:name="682">
      <style:paragraph-properties fo:margin-top="0pt" fo:margin-bottom="5.95pt"/>
    </style:style>
    <style:style style:parent-style-name="627" style:display-name="OrgCenter" style:family="paragraph" style:name="683">
      <style:paragraph-properties fo:text-align="center"/>
    </style:style>
    <style:style style:parent-style-name="694" style:display-name="OrgFootnoteCenter" style:family="paragraph" style:name="684">
      <style:paragraph-properties fo:text-align="center"/>
    </style:style>
    <style:style style:parent-style-name="627" style:display-name="OrgTableContents" style:family="paragraph" style:name="685"/>
    <style:style style:parent-style-name="685" style:display-name="OrgTableHeading" style:family="paragraph" style:name="686">
      <style:text-properties fo:font-weight="bold"/>
      <style:paragraph-properties fo:text-align="center"/>
    </style:style>
    <style:style style:parent-style-name="686" style:display-name="OrgTableHeadingLeft" style:family="paragraph" style:name="687">
      <style:paragraph-properties fo:text-align="left"/>
    </style:style>
    <style:style style:parent-style-name="686" style:display-name="OrgTableHeadingRight" style:family="paragraph" style:name="688">
      <style:paragraph-properties fo:text-align="right"/>
    </style:style>
    <style:style style:parent-style-name="686" style:display-name="OrgTableHeadingCenter" style:family="paragraph" style:name="689">
      <style:paragraph-properties fo:text-align="center"/>
    </style:style>
    <style:style style:parent-style-name="685" style:display-name="OrgTableContentsLeft" style:family="paragraph" style:name="690">
      <style:paragraph-properties fo:text-align="left"/>
    </style:style>
    <style:style style:parent-style-name="685" style:display-name="OrgTableContentsRight" style:family="paragraph" style:name="691">
      <style:paragraph-properties fo:text-align="right"/>
    </style:style>
    <style:style style:parent-style-name="685" style:display-name="OrgTableContentsCenter" style:family="paragraph" style:name="692">
      <style:paragraph-properties fo:text-align="center"/>
    </style:style>
    <style:style style:parent-style-name="627" style:display-name="Text body bold" style:family="paragraph" style:name="693">
      <style:text-properties fo:font-weight="bold"/>
    </style:style>
    <style:style style:parent-style-name="625" style:display-name="Footnote" style:family="paragraph" style:name="694">
      <style:text-properties fo:font-size="10pt"/>
      <style:paragraph-properties fo:margin-left="0.4992cm" fo:margin-right="0cm" fo:text-indent="-0.4974cm"/>
    </style:style>
    <style:style style:parent-style-name="629" style:display-name="Figure" style:family="paragraph" style:name="695"/>
    <style:style style:parent-style-name="626" style:display-name="Illustration Index Heading" style:family="paragraph" style:name="696">
      <style:text-properties fo:font-size="16pt" fo:font-weight="bold"/>
      <style:paragraph-properties fo:margin-left="0cm" fo:margin-right="0cm" fo:text-indent="0cm">
        <style:tab-stops>
          <style:tab-stop style:position="17cm" style:type="right"/>
        </style:tab-stops>
      </style:paragraph-properties>
    </style:style>
    <style:style style:parent-style-name="629" style:display-name="Table" style:family="paragraph" style:name="697">
      <style:paragraph-properties fo:text-align="center"/>
    </style:style>
    <style:style style:parent-style-name="629" style:display-name="Listing" style:family="paragraph" style:name="698">
      <style:paragraph-properties fo:margin-left="0cm" fo:margin-right="0cm" fo:text-indent="0cm"/>
    </style:style>
    <style:style style:parent-style-name="625" style:display-name="Horizontal Line" style:family="paragraph" style:name="699">
      <style:text-properties fo:font-size="6pt"/>
      <style:paragraph-properties fo:margin-top="0pt" fo:margin-bottom="5.95pt" fo:border-top="none" fo:border-bottom="0.00441cm solid #000000" fo:border-left="none" fo:border-right="none"/>
    </style:style>
    <style:style style:display-name="Emphasis" style:family="text" style:name="700">
      <style:text-properties fo:font-style="italic"/>
    </style:style>
    <style:style style:display-name="Underline" style:family="text" style:name="701">
      <style:text-properties style:text-underline-type="single" style:text-underline-style="solid" style:text-underline-width="auto" style:text-underline-color="font-color"/>
    </style:style>
    <style:style style:display-name="Strikethrough" style:family="text" style:name="702">
      <style:text-properties style:text-line-through-type="single"/>
    </style:style>
    <style:style style:display-name="Source Text" style:family="text" style:name="703">
      <style:text-properties/>
    </style:style>
    <style:style style:display-name="Citation" style:family="text" style:name="704">
      <style:text-properties fo:font-style="italic"/>
    </style:style>
    <style:style style:display-name="Example" style:family="text" style:name="705">
      <style:text-properties/>
    </style:style>
    <style:style style:parent-style-name="703" style:display-name="OrgCode" style:family="text" style:name="706"/>
    <style:style style:display-name="OrgTodo" style:family="text" style:name="707"/>
    <style:style style:display-name="OrgDone" style:family="text" style:name="708"/>
    <style:style style:display-name="OrgTag" style:family="text" style:name="709">
      <style:text-properties fo:font-variant="small-caps"/>
    </style:style>
    <style:style style:display-name="OrgTags" style:family="text" style:name="710"/>
    <style:style style:display-name="OrgPriority" style:family="text" style:name="711"/>
    <style:style style:parent-style-name="711" style:display-name="OrgPriority-A" style:family="text" style:name="712"/>
    <style:style style:parent-style-name="711" style:display-name="OrgPriority-B" style:family="text" style:name="713"/>
    <style:style style:parent-style-name="711" style:display-name="OrgPriority-C" style:family="text" style:name="714"/>
    <style:style style:display-name="OrgTimestamp" style:family="text" style:name="715">
      <style:text-properties/>
    </style:style>
    <style:style style:parent-style-name="715" style:display-name="OrgActiveTimestamp" style:family="text" style:name="716"/>
    <style:style style:parent-style-name="715" style:display-name="OrgInactiveTimestamp" style:family="text" style:name="717"/>
    <style:style style:display-name="OrgTimestampKeyword" style:family="text" style:name="718">
      <style:text-properties fo:color="#000000" fo:font-weight="bold"/>
    </style:style>
    <style:style style:parent-style-name="718" style:display-name="OrgScheduledKeyword" style:family="text" style:name="719"/>
    <style:style style:parent-style-name="718" style:display-name="OrgDeadlineKeyword" style:family="text" style:name="720"/>
    <style:style style:parent-style-name="718" style:display-name="OrgClockKeyword" style:family="text" style:name="721"/>
    <style:style style:parent-style-name="718" style:display-name="OrgClosedKeyword" style:family="text" style:name="722"/>
    <style:style style:display-name="OrgTimestampWrapper" style:family="text" style:name="723"/>
    <style:style style:display-name="OrgTarget" style:family="text" style:name="724"/>
    <style:style style:display-name="Bold" style:family="text" style:name="725">
      <style:text-properties fo:font-weight="bold"/>
    </style:style>
    <style:style style:display-name="Numbering Symbols" style:family="text" style:name="726"/>
    <style:style style:display-name="Footnote Symbol" style:family="text" style:name="727"/>
    <style:style style:display-name="Footnote anchor" style:family="text" style:name="728">
      <style:text-properties style:text-position="33%"/>
    </style:style>
    <style:style style:display-name="OrgSuperscript" style:family="text" style:name="729">
      <style:text-properties style:text-position="33%"/>
    </style:style>
    <style:style style:display-name="OrgSubscript" style:family="text" style:name="730">
      <style:text-properties style:text-position="-33%"/>
    </style:style>
    <style:style style:display-name="Internet link" style:family="text" style:name="731">
      <style:text-properties fo:color="#000080" style:text-underline-type="single" style:text-underline-style="solid" style:text-underline-width="auto" style:text-underline-color="font-color"/>
    </style:style>
    <style:style style:parent-style-name="629" style:display-name="OrgInlineTaskHeading" style:family="paragraph" style:name="732">
      <style:text-properties fo:font-style="normal" fo:font-weight="bold"/>
    </style:style>
    <style:style style:class="default" style:display-name="Default Paragraph Font" style:family="text" style:name="1110"/>
    <style:style style:class="default" style:display-name="Normal" style:family="paragraph" style:name="1112"/>
    <style:style style:family="text" style:name="T1">
      <style:text-properties fo:font-family="StarSymbol" style:font-family-complex="StarSymbol"/>
    </style:style>
    <style:style style:family="text" style:name="T2">
      <style:text-properties fo:font-family="StarSymbol" style:font-family-complex="StarSymbol"/>
    </style:style>
    <style:style style:family="text" style:name="T3">
      <style:text-properties fo:font-family="StarSymbol" style:font-family-complex="StarSymbol"/>
    </style:style>
    <style:style style:family="text" style:name="T4">
      <style:text-properties fo:font-family="StarSymbol" style:font-family-complex="StarSymbol"/>
    </style:style>
    <style:style style:family="text" style:name="T5">
      <style:text-properties fo:font-family="StarSymbol" style:font-family-complex="StarSymbol"/>
    </style:style>
    <style:style style:family="text" style:name="T6">
      <style:text-properties fo:font-family="StarSymbol" style:font-family-complex="StarSymbol"/>
    </style:style>
    <style:style style:family="text" style:name="T7">
      <style:text-properties fo:font-family="StarSymbol" style:font-family-complex="StarSymbol"/>
    </style:style>
    <style:style style:family="text" style:name="T8">
      <style:text-properties fo:font-family="StarSymbol" style:font-family-complex="StarSymbol"/>
    </style:style>
    <style:style style:family="text" style:name="T9">
      <style:text-properties fo:font-family="StarSymbol" style:font-family-complex="StarSymbol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text:list-tab-stop-position="0.4992cm" fo:text-indent="-0.4992cm" fo:margin-left="0.4992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cm" fo:text-indent="-0.4992cm" fo:margin-left="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1.499cm" fo:text-indent="-0.4992cm" fo:margin-left="1.499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2cm" fo:text-indent="-0.4992cm" fo:margin-left="2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2.5cm" fo:text-indent="-0.4992cm" fo:margin-left="2.5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3.001cm" fo:text-indent="-0.4992cm" fo:margin-left="3.0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3.5cm" fo:text-indent="-0.4992cm" fo:margin-left="3.5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4.001cm" fo:text-indent="-0.4992cm" fo:margin-left="4.001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4.5cm" fo:text-indent="-0.4992cm" fo:margin-left="4.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ist-tab-stop-position="0.4004cm" fo:text-indent="-0.4004cm" fo:margin-left="0.400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ist-tab-stop-position="0.8009cm" fo:text-indent="-0.4004cm" fo:margin-left="0.8009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ist-tab-stop-position="1.2cm" fo:text-indent="-0.4004cm" fo:margin-left="1.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ist-tab-stop-position="1.6cm" fo:text-indent="-0.4004cm" fo:margin-left="1.6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ist-tab-stop-position="2cm" fo:text-indent="-0.4004cm" fo:margin-left="2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ist-tab-stop-position="2.401cm" fo:text-indent="-0.4004cm" fo:margin-left="2.401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ist-tab-stop-position="2.799cm" fo:text-indent="-0.4004cm" fo:margin-left="2.79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ist-tab-stop-position="3.2cm" fo:text-indent="-0.4004cm" fo:margin-left="3.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ist-tab-stop-position="3.6cm" fo:text-indent="-0.4004cm" fo:margin-left="3.6cm"/>
        </style:list-level-properties>
      </text:list-level-style-bullet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</text:list-style>
    <text:list-style style:name="WWNum4">
      <text:list-level-style-bullet text:level="1" text:style-name="T1" text:bullet-char="•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Symbol" style:font-family-complex="StarSymbol"/>
      </text:list-level-style-bullet>
      <text:list-level-style-bullet text:level="2" text:style-name="T2" text:bullet-char="•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StarSymbol" style:font-family-complex="StarSymbol"/>
      </text:list-level-style-bullet>
      <text:list-level-style-bullet text:level="3" text:style-name="T3" text:bullet-char="•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tarSymbol" style:font-family-complex="StarSymbol"/>
      </text:list-level-style-bullet>
      <text:list-level-style-bullet text:level="4" text:style-name="T4" text:bullet-char="•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StarSymbol" style:font-family-complex="StarSymbol"/>
      </text:list-level-style-bullet>
      <text:list-level-style-bullet text:level="5" text:style-name="T5" text:bullet-char="•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StarSymbol" style:font-family-complex="StarSymbol"/>
      </text:list-level-style-bullet>
      <text:list-level-style-bullet text:level="6" text:style-name="T6" text:bullet-char="•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StarSymbol" style:font-family-complex="StarSymbol"/>
      </text:list-level-style-bullet>
      <text:list-level-style-bullet text:level="7" text:style-name="T7" text:bullet-char="•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tarSymbol" style:font-family-complex="StarSymbol"/>
      </text:list-level-style-bullet>
      <text:list-level-style-bullet text:level="8" text:style-name="T8" text:bullet-char="•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StarSymbol" style:font-family-complex="StarSymbol"/>
      </text:list-level-style-bullet>
      <text:list-level-style-bullet text:level="9" text:style-name="T9" text:bullet-char="•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StarSymbol" style:font-family-complex="StarSymbol"/>
      </text:list-level-style-bullet>
    </text:list-style>
    <text:list-style style:name="WWNum5">
      <text:list-level-style-bullet text:level="1" text:bullet-char="%1">
        <style:list-level-properties text:list-level-position-and-space-mode="label-alignment">
          <style:list-level-label-alignment fo:margin-left="0.635cm"/>
        </style:list-level-properties>
      </text:list-level-style-bullet>
      <text:list-level-style-bullet text:level="2" text:bullet-char="%2">
        <style:list-level-properties text:list-level-position-and-space-mode="label-alignment">
          <style:list-level-label-alignment fo:margin-left="1.27cm"/>
        </style:list-level-properties>
      </text:list-level-style-bullet>
      <text:list-level-style-bullet text:level="3" text:bullet-char="%3">
        <style:list-level-properties text:list-level-position-and-space-mode="label-alignment">
          <style:list-level-label-alignment fo:margin-left="1.905cm"/>
        </style:list-level-properties>
      </text:list-level-style-bullet>
      <text:list-level-style-bullet text:level="4" text:bullet-char="%4">
        <style:list-level-properties text:list-level-position-and-space-mode="label-alignment">
          <style:list-level-label-alignment fo:margin-left="2.54cm"/>
        </style:list-level-properties>
      </text:list-level-style-bullet>
      <text:list-level-style-bullet text:level="5" text:bullet-char="%5">
        <style:list-level-properties text:list-level-position-and-space-mode="label-alignment">
          <style:list-level-label-alignment fo:margin-left="3.175cm"/>
        </style:list-level-properties>
      </text:list-level-style-bullet>
      <text:list-level-style-bullet text:level="6" text:bullet-char="%6">
        <style:list-level-properties text:list-level-position-and-space-mode="label-alignment">
          <style:list-level-label-alignment fo:margin-left="3.81cm"/>
        </style:list-level-properties>
      </text:list-level-style-bullet>
      <text:list-level-style-bullet text:level="7" text:bullet-char="%7">
        <style:list-level-properties text:list-level-position-and-space-mode="label-alignment">
          <style:list-level-label-alignment fo:margin-left="4.445cm"/>
        </style:list-level-properties>
      </text:list-level-style-bullet>
      <text:list-level-style-bullet text:level="8" text:bullet-char="%8">
        <style:list-level-properties text:list-level-position-and-space-mode="label-alignment">
          <style:list-level-label-alignment fo:margin-left="5.08cm"/>
        </style:list-level-properties>
      </text:list-level-style-bullet>
      <text:list-level-style-bullet text:level="9" text:bullet-char="%9">
        <style:list-level-properties text:list-level-position-and-space-mode="label-alignment">
          <style:list-level-label-alignment fo:margin-left="5.715cm"/>
        </style:list-level-properties>
      </text:list-level-style-bullet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fo:text-indent="-0.635cm" fo:margin-left="6.3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fo:text-indent="-0.762cm" fo:margin-left="0.762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524cm" fo:margin-left="1.524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778cm" fo:margin-left="1.778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2.286cm" fo:margin-left="2.286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794cm" fo:margin-left="2.794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.6cm"/>
      <style:footer-style>
        <style:header-footer-properties svg:height="2cm" fo:min-height="2cm"/>
      </style:footer-style>
    </style:page-layout>
    <style:page-layout style:name="Mpm2">
      <style:page-layout-properties fo:page-width="21cm" fo:page-height="29.7cm" style:print-orientation="portrait" fo:margin-left="2cm" fo:margin-right="2cm" fo:margin-top="2cm" fo:margin-bottom="2.6cm"/>
      <style:footer-style>
        <style:header-footer-properties svg:height="2cm" fo:min-height="2cm"/>
      </style:footer-style>
    </style:page-layout>
    <style:style style:family="paragraph" style:name="P98">
      <style:paragraph-properties fo:text-align="center"/>
    </style:style>
    <style:style style:family="paragraph" style:name="P100">
      <style:paragraph-properties fo:text-align="center"/>
    </style:style>
  </office:automatic-styles>
  <office:master-styles>
    <style:master-page style:name="Standard" style:page-layout-name="Mpm1">
      <style:footer>
        <text:p text:style-name="P98"><text:span/><text:span/><text:span/><text:page-number text:select-page="current"><text:span/></text:page-number><text:span/></text:p>
      </style:footer>
    </style:master-page>
    <style:master-page style:name="MasterPage2" style:page-layout-name="Mpm2">
      <style:footer>
        <text:p text:style-name="P100"><text:span/><text:span/><text:span/><text:page-number text:select-page="current"><text:span/></text:page-number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2.0.148</meta:generator>
    <meta:initial-creator/>
    <meta:creation-date/>
    <meta:editing-cycles/>
    <meta:editing-duration/>
    <dc:date/>
    <dc:creator/>
    <meta:document-statistic/>
  </office:meta>
</office:document-meta>
</file>